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2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4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5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6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8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9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3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1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3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4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5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6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2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990000" style:text-line-through-style="none" style:text-line-through-type="none" style:font-name="Trebuchet MS" fo:font-size="12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99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990000" style:font-name="Trebuchet MS" fo:font-size="9pt" fo:font-style="italic" style:text-underline-style="solid" style:text-underline-width="auto" style:text-underline-color="font-color" fo:font-weight="normal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1155cc" style:text-line-through-style="none" style:text-line-through-type="none" style:font-name="Trebuchet MS" fo:font-size="12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55" style:family="paragraph" style:parent-style-name="Text_20_body" style:list-style-name="L2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P56" style:family="paragraph" style:parent-style-name="Text_20_body" style:list-style-name="L2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2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990000" style:text-line-through-style="none" style:text-line-through-type="none" style:font-name="Trebuchet MS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99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rebuchet M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bold" fo:background-color="transparent" loext:char-shading-value="0"/>
    </style:style>
    <style:style style:name="T8" style:family="text">
      <style:text-properties fo:color="#e915d5" fo:background-color="transparent" loext:char-shading-value="0"/>
    </style:style>
    <style:style style:name="T9" style:family="text">
      <style:text-properties fo:color="#ff00ff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3618f67-7fff-55cb-2e8a-2bb31fe7f572"/><text:span text:style-name="T1">Data Structure - LLDs -</text:span><text:span text:style-name="T2"> </text:span><text:span text:style-name="T1">( 1 Week )</text:span></text:p>
      <text:p text:style-name="P3"><text:a xlink:type="simple" xlink:href="https://en.wikipedia.org/wiki/List_of_data_structures" text:style-name="Internet_20_link" text:visited-style-name="Visited_20_Internet_20_Link"><text:span text:style-name="T3">List of data structures</text:span></text:a></text:p>
      <text:p text:style-name="Text_20_body"/>
      <text:list xml:id="list3784566649" text:style-name="L1">
        <text:list-item>
          <text:p text:style-name="P20">Lists</text:p>
        </text:list-item>
      </text:list>
      <text:list xml:id="list792821760" text:style-name="L2">
        <text:list-item>
          <text:list>
            <text:list-item>
              <text:p text:style-name="P4"><text:a xlink:type="simple" xlink:href="https://leetcode.com/problems/design-linked-list/" text:style-name="Internet_20_link" text:visited-style-name="Visited_20_Internet_20_Link"><text:span text:style-name="T3">Design Linked List</text:span></text:a></text:p>
            </text:list-item>
            <text:list-item>
              <text:p text:style-name="P4"><text:a xlink:type="simple" xlink:href="https://leetcode.com/problems/design-skiplist/" text:style-name="Internet_20_link" text:visited-style-name="Visited_20_Internet_20_Link"><text:span text:style-name="T3">Design Skiplist</text:span></text:a></text:p>
            </text:list-item>
          </text:list>
        </text:list-item>
        <text:list-item>
          <text:p text:style-name="P21">Stacks</text:p>
          <text:list>
            <text:list-item>
              <text:p text:style-name="P4"><text:a xlink:type="simple" xlink:href="https://leetcode.com/problems/implement-stack-using-queues/" text:style-name="Internet_20_link" text:visited-style-name="Visited_20_Internet_20_Link"><text:span text:style-name="T3">Implement Stack using Queues</text:span></text:a></text:p>
            </text:list-item>
            <text:list-item>
              <text:p text:style-name="P4"><text:a xlink:type="simple" xlink:href="https://leetcode.com/problems/design-a-stack-with-increment-operation/" text:style-name="Internet_20_link" text:visited-style-name="Visited_20_Internet_20_Link"><text:span text:style-name="T3">Design a Stack With Increment Operation</text:span></text:a></text:p>
            </text:list-item>
            <text:list-item>
              <text:p text:style-name="P4"><text:a xlink:type="simple" xlink:href="https://leetcode.com/problems/lru-cache/" text:style-name="Internet_20_link" text:visited-style-name="Visited_20_Internet_20_Link"><text:span text:style-name="T3">LRU Cache</text:span></text:a></text:p>
            </text:list-item>
            <text:list-item>
              <text:p text:style-name="P4"><text:a xlink:type="simple" xlink:href="https://leetcode.com/problems/min-stack/" text:style-name="Internet_20_link" text:visited-style-name="Visited_20_Internet_20_Link"><text:span text:style-name="T3">Min Stack</text:span></text:a></text:p>
            </text:list-item>
            <text:list-item>
              <text:p text:style-name="P4"><text:a xlink:type="simple" xlink:href="https://leetcode.com/problems/max-stack/" text:style-name="Internet_20_link" text:visited-style-name="Visited_20_Internet_20_Link"><text:span text:style-name="T3">Max Stack</text:span></text:a></text:p>
            </text:list-item>
            <text:list-item>
              <text:p text:style-name="P4"><text:a xlink:type="simple" xlink:href="https://leetcode.com/problems/dinner-plate-stacks/" text:style-name="Internet_20_link" text:visited-style-name="Visited_20_Internet_20_Link"><text:span text:style-name="T3">Dinner Plate Stacks</text:span></text:a></text:p>
            </text:list-item>
            <text:list-item>
              <text:p text:style-name="P4"><text:a xlink:type="simple" xlink:href="https://leetcode.com/problems/implement-queue-using-stacks/" text:style-name="Internet_20_link" text:visited-style-name="Visited_20_Internet_20_Link"><text:span text:style-name="T3">Implement Queue using Stacks</text:span></text:a></text:p>
            </text:list-item>
          </text:list>
        </text:list-item>
        <text:list-item>
          <text:p text:style-name="P21">Queue</text:p>
          <text:list>
            <text:list-item>
              <text:p text:style-name="P4"><text:a xlink:type="simple" xlink:href="https://leetcode.com/problems/design-circular-queue/" text:style-name="Internet_20_link" text:visited-style-name="Visited_20_Internet_20_Link"><text:span text:style-name="T3">Design Circular Queue</text:span></text:a></text:p>
            </text:list-item>
          </text:list>
        </text:list-item>
        <text:list-item>
          <text:p text:style-name="P21">Hashtable</text:p>
          <text:list>
            <text:list-item>
              <text:p text:style-name="P4"><text:a xlink:type="simple" xlink:href="https://leetcode.com/problems/design-hashmap/" text:style-name="Internet_20_link" text:visited-style-name="Visited_20_Internet_20_Link"><text:span text:style-name="T3">Design HashMap</text:span></text:a></text:p>
            </text:list-item>
            <text:list-item>
              <text:p text:style-name="P4"><text:a xlink:type="simple" xlink:href="https://leetcode.com/problems/design-hashset/" text:style-name="Internet_20_link" text:visited-style-name="Visited_20_Internet_20_Link"><text:span text:style-name="T3">Design HashSet</text:span></text:a></text:p>
            </text:list-item>
          </text:list>
        </text:list-item>
        <text:list-item>
          <text:p text:style-name="P21">BST </text:p>
          <text:list>
            <text:list-item>
              <text:p text:style-name="P4"><text:a xlink:type="simple" xlink:href="https://leetcode.com/problems/binary-search-tree-iterator/" text:style-name="Internet_20_link" text:visited-style-name="Visited_20_Internet_20_Link"><text:span text:style-name="T3">Binary Search Tree Iterator</text:span></text:a></text:p>
            </text:list-item>
            <text:list-item>
              <text:p text:style-name="P4"><text:a xlink:type="simple" xlink:href="https://leetcode.com/problems/serialize-and-deserialize-bst/" text:style-name="Internet_20_link" text:visited-style-name="Visited_20_Internet_20_Link"><text:span text:style-name="T3">Serialize and Deserialize BST</text:span></text:a></text:p>
            </text:list-item>
          </text:list>
        </text:list-item>
        <text:list-item>
          <text:p text:style-name="P21">Red Black Tree</text:p>
          <text:list>
            <text:list-item>
              <text:p text:style-name="P4"><text:a xlink:type="simple" xlink:href="https://leetcode.com/problems/find-median-from-data-stream/" text:style-name="Internet_20_link" text:visited-style-name="Visited_20_Internet_20_Link"><text:span text:style-name="T3">Find Median from Data Stream</text:span></text:a></text:p>
            </text:list-item>
            <text:list-item>
              <text:p text:style-name="P4"><text:a xlink:type="simple" xlink:href="https://leetcode.com/problems/count-of-range-sum/" text:style-name="Internet_20_link" text:visited-style-name="Visited_20_Internet_20_Link"><text:span text:style-name="T3">Count of Range Sum</text:span></text:a></text:p>
            </text:list-item>
          </text:list>
        </text:list-item>
        <text:list-item>
          <text:p text:style-name="P21">Heaps </text:p>
          <text:list>
            <text:list-item>
              <text:p text:style-name="P4"><text:a xlink:type="simple" xlink:href="https://leetcode.com/problems/design-twitter/" text:style-name="Internet_20_link" text:visited-style-name="Visited_20_Internet_20_Link"><text:span text:style-name="T3">Design Twitter</text:span></text:a></text:p>
            </text:list-item>
            <text:list-item>
              <text:p text:style-name="P4"><text:a xlink:type="simple" xlink:href="https://leetcode.com/problems/kth-largest-element-in-a-stream/" text:style-name="Internet_20_link" text:visited-style-name="Visited_20_Internet_20_Link"><text:span text:style-name="T3">Kth Largest Element in a Stream</text:span></text:a></text:p>
            </text:list-item>
          </text:list>
        </text:list-item>
        <text:list-item>
          <text:p text:style-name="P21">Fibonacci Heaps</text:p>
          <text:list>
            <text:list-item>
              <text:p text:style-name="P4"><text:a xlink:type="simple" xlink:href="https://www.cs.princeton.edu/~wayne/teaching/fibonacci-heap.pdf" text:style-name="Internet_20_link" text:visited-style-name="Visited_20_Internet_20_Link"><text:span text:style-name="T3">Fibonacci Heaps</text:span></text:a></text:p>
            </text:list-item>
          </text:list>
        </text:list-item>
        <text:list-item>
          <text:p text:style-name="P21">Disjoint Sets</text:p>
          <text:list>
            <text:list-item>
              <text:p text:style-name="P4"><text:a xlink:type="simple" xlink:href="https://leetcode.com/problems/most-stones-removed-with-same-row-or-column/discuss/393127/review-of-two-popular-approaches-disjoint-sets-and-dfs-including-optimizations-java-centric" text:style-name="Internet_20_link" text:visited-style-name="Visited_20_Internet_20_Link"><text:span text:style-name="T3">Review of two popular approaches, Disjoint Sets and DFS</text:span></text:a></text:p>
            </text:list-item>
          </text:list>
        </text:list-item>
        <text:list-item>
          <text:p text:style-name="P21">Tries (PrefixTree, suffixTree)</text:p>
          <text:list>
            <text:list-item>
              <text:p text:style-name="P4"><text:a xlink:type="simple" xlink:href="https://leetcode.com/problems/implement-trie-prefix-tree/" text:style-name="Internet_20_link" text:visited-style-name="Visited_20_Internet_20_Link"><text:span text:style-name="T3">Implement Trie (Prefix Tree)</text:span></text:a></text:p>
            </text:list-item>
            <text:list-item>
              <text:p text:style-name="P4"><text:a xlink:type="simple" xlink:href="https://leetcode.com/problems/add-and-search-word-data-structure-design/" text:style-name="Internet_20_link" text:visited-style-name="Visited_20_Internet_20_Link"><text:span text:style-name="T3">Add and Search Word - Data structure design</text:span></text:a></text:p>
            </text:list-item>
          </text:list>
        </text:list-item>
        <text:list-item>
          <text:p text:style-name="P21">Interval Trees/Segment Tree</text:p>
          <text:list>
            <text:list-item>
              <text:p text:style-name="P4"><text:a xlink:type="simple" xlink:href="https://leetcode.com/problems/my-calendar-iii/discuss/288928/Lazy-Dynamic-Segment-Tree-A-general-template" text:style-name="Internet_20_link" text:visited-style-name="Visited_20_Internet_20_Link"><text:span text:style-name="T3">Lazy Dynamic Segment Tree - A general template</text:span></text:a></text:p>
            </text:list-item>
            <text:list-item>
              <text:p text:style-name="P4"><text:soft-page-break/><text:a xlink:type="simple" xlink:href="https://leetcode.com/articles/a-recursive-approach-to-segment-trees-range-sum-queries-lazy-propagation/" text:style-name="Internet_20_link" text:visited-style-name="Visited_20_Internet_20_Link"><text:span text:style-name="T3">A Recursive approach to Segment Trees, Range Sum Queries &amp; Lazy Propagation</text:span></text:a></text:p>
            </text:list-item>
          </text:list>
        </text:list-item>
        <text:list-item>
          <text:p text:style-name="P21">Other Tree Data Structures(Graphs)</text:p>
          <text:list>
            <text:list-item>
              <text:p text:style-name="P4"><text:a xlink:type="simple" xlink:href="https://leetcode.com/problems/serialize-and-deserialize-n-ary-tree/" text:style-name="Internet_20_link" text:visited-style-name="Visited_20_Internet_20_Link"><text:span text:style-name="T3">Serialize and Deserialize N-ary Tree</text:span></text:a></text:p>
            </text:list-item>
            <text:list-item>
              <text:p text:style-name="P4"><text:a xlink:type="simple" xlink:href="https://leetcode.com/problems/encode-n-ary-tree-to-binary-tree/" text:style-name="Internet_20_link" text:visited-style-name="Visited_20_Internet_20_Link"><text:span text:style-name="T3">Encode N-ary Tree to Binary Tree</text:span></text:a></text:p>
            </text:list-item>
          </text:list>
        </text:list-item>
      </text:list>
      <text:p text:style-name="Text_20_body"/>
      <text:p text:style-name="P50">Algorithms - Analysis Time and Space - ( 3 Weeks )</text:p>
      <text:p text:style-name="Text_20_body"/>
      <text:list xml:id="list1638269386" text:style-name="L3">
        <text:list-item>
          <text:p text:style-name="P38"><text:span text:style-name="T8">Sorting</text:span><text:span text:style-name="T6">  </text:span><text:span text:style-name="T7">- 2 Days</text:span></text:p>
        </text:list-item>
      </text:list>
      <text:list xml:id="list171916161" text:style-name="L4">
        <text:list-item>
          <text:list>
            <text:list-item>
              <text:p text:style-name="P5"><text:span text:style-name="T5">Selection Sort - </text:span><text:a xlink:type="simple" xlink:href="https://leetcode.com/problems/merge-sorted-array/" text:style-name="Internet_20_link" text:visited-style-name="Visited_20_Internet_20_Link"><text:span text:style-name="T3">Merge Sorted Array</text:span></text:a></text:p>
            </text:list-item>
            <text:list-item>
              <text:p text:style-name="P5"><text:span text:style-name="T5">Bubble Sort - </text:span><text:a xlink:type="simple" xlink:href="https://leetcode.com/problems/sort-colors/" text:style-name="Internet_20_link" text:visited-style-name="Visited_20_Internet_20_Link"><text:span text:style-name="T3">Sort Colors</text:span></text:a></text:p>
            </text:list-item>
            <text:list-item>
              <text:p text:style-name="P5"><text:span text:style-name="T5">Insertion Sort - </text:span><text:a xlink:type="simple" xlink:href="https://leetcode.com/problems/insertion-sort-list/" text:style-name="Internet_20_link" text:visited-style-name="Visited_20_Internet_20_Link"><text:span text:style-name="T3">Insertion Sort List</text:span></text:a></text:p>
            </text:list-item>
            <text:list-item>
              <text:p text:style-name="P5"><text:span text:style-name="T5">Merge Sort - </text:span><text:a xlink:type="simple" xlink:href="https://leetcode.com/problems/sort-an-array/" text:style-name="Internet_20_link" text:visited-style-name="Visited_20_Internet_20_Link"><text:span text:style-name="T3">Sort an Array</text:span></text:a></text:p>
            </text:list-item>
          </text:list>
        </text:list-item>
      </text:list>
      <text:p text:style-name="Text_20_body"/>
      <text:list xml:id="list328626531" text:style-name="L5">
        <text:list-item>
          <text:list>
            <text:list-item>
              <text:p text:style-name="P22">Quick Sort </text:p>
              <text:list>
                <text:list-item>
                  <text:p text:style-name="P6"><text:a xlink:type="simple" xlink:href="https://leetcode.com/problems/kth-largest-element-in-an-array/" text:style-name="Internet_20_link" text:visited-style-name="Visited_20_Internet_20_Link"><text:span text:style-name="T3">Kth Largest Element in an Array</text:span></text:a></text:p>
                </text:list-item>
              </text:list>
            </text:list-item>
          </text:list>
        </text:list-item>
      </text:list>
      <text:list xml:id="list3038625928" text:style-name="L6">
        <text:list-item>
          <text:list>
            <text:list-item>
              <text:list>
                <text:list-item>
                  <text:p text:style-name="P7"><text:a xlink:type="simple" xlink:href="https://leetcode.com/problems/k-closest-points-to-origin/" text:style-name="Internet_20_link" text:visited-style-name="Visited_20_Internet_20_Link"><text:span text:style-name="T3">K Closest Points to Origin</text:span></text:a></text:p>
                </text:list-item>
              </text:list>
            </text:list-item>
          </text:list>
        </text:list-item>
      </text:list>
      <text:list xml:id="list982052276" text:style-name="L7">
        <text:list-item>
          <text:list>
            <text:list-item>
              <text:p text:style-name="P8"><text:span text:style-name="T5">Counting Sort - </text:span><text:a xlink:type="simple" xlink:href="https://leetcode.com/problems/relative-sort-array/" text:style-name="Internet_20_link" text:visited-style-name="Visited_20_Internet_20_Link"><text:span text:style-name="T3">Relative Sort Array</text:span></text:a></text:p>
            </text:list-item>
            <text:list-item>
              <text:p text:style-name="P8"><text:span text:style-name="T5">Tree sort - </text:span><text:a xlink:type="simple" xlink:href="https://leetcode.com/problems/convert-sorted-list-to-binary-search-tree/" text:style-name="Internet_20_link" text:visited-style-name="Visited_20_Internet_20_Link"><text:span text:style-name="T3">Convert Sorted List to Binary Search Tree</text:span></text:a></text:p>
            </text:list-item>
          </text:list>
        </text:list-item>
      </text:list>
      <text:list xml:id="list146435688" text:style-name="L8">
        <text:list-item>
          <text:list>
            <text:list-item>
              <text:p text:style-name="P9"><text:span text:style-name="T5">Bucket Sort - </text:span><text:a xlink:type="simple" xlink:href="https://leetcode.com/problems/top-k-frequent-elements/" text:style-name="Internet_20_link" text:visited-style-name="Visited_20_Internet_20_Link"><text:span text:style-name="T3">Top K Frequent Elements</text:span></text:a></text:p>
            </text:list-item>
          </text:list>
        </text:list-item>
      </text:list>
      <text:list xml:id="list3161818359" text:style-name="L9">
        <text:list-item>
          <text:list>
            <text:list-item>
              <text:p text:style-name="P10"><text:span text:style-name="T5">Radix Sort - </text:span><text:a xlink:type="simple" xlink:href="https://leetcode.com/problems/maximum-gap/" text:style-name="Internet_20_link" text:visited-style-name="Visited_20_Internet_20_Link"><text:span text:style-name="T3">Maximum Gap</text:span></text:a></text:p>
            </text:list-item>
            <text:list-item>
              <text:p text:style-name="P23">Topological sort - Covered in Graphs</text:p>
            </text:list-item>
          </text:list>
        </text:list-item>
      </text:list>
      <text:p text:style-name="Text_20_body"/>
      <text:list xml:id="list4009179085" text:style-name="L10">
        <text:list-item>
          <text:p text:style-name="P39"><text:span text:style-name="T8">Divide-and-Conquer</text:span><text:span text:style-name="T6"> </text:span><text:span text:style-name="T7">- 2 Days</text:span></text:p>
        </text:list-item>
      </text:list>
      <text:list xml:id="list4030079715" text:style-name="L11">
        <text:list-item>
          <text:list>
            <text:list-item>
              <text:p text:style-name="P11"><text:span text:style-name="T5">The maximum-subarray problem - </text:span><text:a xlink:type="simple" xlink:href="https://leetcode.com/problems/maximum-subarray/" text:style-name="Internet_20_link" text:visited-style-name="Visited_20_Internet_20_Link"><text:span text:style-name="T3">Maximum Subarray</text:span></text:a></text:p>
            </text:list-item>
            <text:list-item>
              <text:p text:style-name="P11"><text:span text:style-name="T5">Strassen’s algorithm for matrix multiplication - </text:span><text:a xlink:type="simple" xlink:href="https://www.geeksforgeeks.org/strassens-matrix-multiplication/" text:style-name="Internet_20_link" text:visited-style-name="Visited_20_Internet_20_Link"><text:span text:style-name="T3">Divide and Conquer | Set 5 (Strassen's Matrix Multiplication)</text:span></text:a></text:p>
            </text:list-item>
          </text:list>
        </text:list-item>
      </text:list>
      <text:list xml:id="list3968884625" text:style-name="L12">
        <text:list-item>
          <text:list>
            <text:list-item>
              <text:p text:style-name="P24">The substitution method for solving recurrences</text:p>
            </text:list-item>
            <text:list-item>
              <text:p text:style-name="P24">The recursion-tree method for solving recurrences</text:p>
            </text:list-item>
            <text:list-item>
              <text:p text:style-name="P24">The master method for solving recurrences</text:p>
            </text:list-item>
          </text:list>
        </text:list-item>
      </text:list>
      <text:p text:style-name="Text_20_body"/>
      <text:list xml:id="list3422330081" text:style-name="L13">
        <text:list-item>
          <text:p text:style-name="P40"><text:span text:style-name="T8">Dynamic Programming </text:span><text:span text:style-name="T7">- 2 Days</text:span></text:p>
          <text:list>
            <text:list-item>
              <text:p text:style-name="P12"><text:span text:style-name="T5">Rod cutting - </text:span><text:a xlink:type="simple" xlink:href="https://leetcode.com/problems/integer-break/" text:style-name="Internet_20_link" text:visited-style-name="Visited_20_Internet_20_Link"><text:span text:style-name="T3">Integer Break</text:span></text:a></text:p>
            </text:list-item>
            <text:list-item>
              <text:p text:style-name="P12"><text:a xlink:type="simple" xlink:href="https://medium.com/@pratikone/dynamic-programming-for-the-confused-rod-cutting-problem-588892796840" text:style-name="Internet_20_link" text:visited-style-name="Visited_20_Internet_20_Link"><text:span text:style-name="T3">Dynamic Programming for the confused : Rod cutting problem</text:span></text:a></text:p>
            </text:list-item>
            <text:list-item>
              <text:p text:style-name="P12"><text:span text:style-name="T5">Matrix-chain multiplication - </text:span><text:a xlink:type="simple" xlink:href="https://leetcode.com/problems/burst-balloons/" text:style-name="Internet_20_link" text:visited-style-name="Visited_20_Internet_20_Link"><text:span text:style-name="T3">Burst Balloons</text:span></text:a></text:p>
            </text:list-item>
            <text:list-item>
              <text:p text:style-name="P25">Elements of dynamic programming</text:p>
            </text:list-item>
            <text:list-item>
              <text:p text:style-name="P12"><text:span text:style-name="T5">Longest common subsequence - </text:span><text:a xlink:type="simple" xlink:href="https://leetcode.com/problems/longest-common-subsequence/" text:style-name="Internet_20_link" text:visited-style-name="Visited_20_Internet_20_Link"><text:span text:style-name="T3">Longest Common Subsequence</text:span></text:a></text:p>
            </text:list-item>
            <text:list-item>
              <text:p text:style-name="P25"><text:soft-page-break/>Optimal binary search trees</text:p>
              <text:list>
                <text:list-item>
                  <text:p text:style-name="P12"><text:a xlink:type="simple" xlink:href="https://leetcode.com/problems/unique-binary-search-trees/" text:style-name="Internet_20_link" text:visited-style-name="Visited_20_Internet_20_Link"><text:span text:style-name="T3">Unique Binary Search Trees</text:span></text:a></text:p>
                </text:list-item>
                <text:list-item>
                  <text:p text:style-name="P12"><text:a xlink:type="simple" xlink:href="https://leetcode.com/problems/unique-binary-search-trees-ii/" text:style-name="Internet_20_link" text:visited-style-name="Visited_20_Internet_20_Link"><text:span text:style-name="T3">Unique Binary Search Trees II</text:span></text:a></text:p>
                </text:list-item>
              </text:list>
            </text:list-item>
          </text:list>
        </text:list-item>
      </text:list>
      <text:p text:style-name="Text_20_body"/>
      <text:list xml:id="list2736457537" text:style-name="L14">
        <text:list-item>
          <text:p text:style-name="P41"><text:span text:style-name="T8">Greedy Algorithms </text:span><text:span text:style-name="T7">- 2 Days</text:span></text:p>
          <text:list>
            <text:list-item>
              <text:p text:style-name="P13"><text:span text:style-name="T5">An activity-selection problem - </text:span><text:a xlink:type="simple" xlink:href="https://leetcode.com/problems/minimum-number-of-arrows-to-burst-balloons/" text:style-name="Internet_20_link" text:visited-style-name="Visited_20_Internet_20_Link"><text:span text:style-name="T3">Minimum Number of Arrows to Burst Balloons</text:span></text:a></text:p>
            </text:list-item>
            <text:list-item>
              <text:p text:style-name="P26">Elements of the greedy strategy</text:p>
            </text:list-item>
            <text:list-item>
              <text:p text:style-name="P13"><text:span text:style-name="T5">Huffman codes - </text:span><text:a xlink:type="simple" xlink:href="https://leetcode.com/discuss/interview-question/125263/construct-huffman-tree/124125" text:style-name="Internet_20_link" text:visited-style-name="Visited_20_Internet_20_Link"><text:span text:style-name="T3">Construct Huffman Tree</text:span></text:a><text:span text:style-name="T5">, </text:span><text:a xlink:type="simple" xlink:href="https://leetcode.com/discuss/interview-question/416316/google-onsite-software-engineer-huffman-coding-algorithm" text:style-name="Internet_20_link" text:visited-style-name="Visited_20_Internet_20_Link"><text:span text:style-name="T3">Google | Onsite | Software Engineer | Huffman Coding Algorithm</text:span></text:a><text:span text:style-name="T5">, </text:span><text:a xlink:type="simple" xlink:href="https://leetcode.com/problems/minimum-cost-tree-from-leaf-values/" text:style-name="Internet_20_link" text:visited-style-name="Visited_20_Internet_20_Link"><text:span text:style-name="T3">Minimum Cost Tree From Leaf Values</text:span></text:a></text:p>
            </text:list-item>
            <text:list-item>
              <text:p text:style-name="P13"><text:span text:style-name="T5">Matroids and greedy methods - </text:span><text:a xlink:type="simple" xlink:href="https://codeforces.com/blog/entry/69287" text:style-name="Internet_20_link" text:visited-style-name="Visited_20_Internet_20_Link"><text:span text:style-name="T3">Matroid intersection in simple words</text:span></text:a></text:p>
            </text:list-item>
            <text:list-item>
              <text:p text:style-name="P13"><text:span text:style-name="T5">A task-scheduling problem as a matroid - </text:span><text:a xlink:type="simple" xlink:href="https://leetcode.com/problems/task-scheduler/" text:style-name="Internet_20_link" text:visited-style-name="Visited_20_Internet_20_Link"><text:span text:style-name="T3">Task Scheduler</text:span></text:a></text:p>
            </text:list-item>
          </text:list>
        </text:list-item>
      </text:list>
      <text:p text:style-name="Text_20_body"/>
      <text:list xml:id="list11730056" text:style-name="L15">
        <text:list-item>
          <text:p text:style-name="P42"><text:span text:style-name="T8">Graph Algorithms </text:span><text:span text:style-name="T7">- 6 Days</text:span></text:p>
        </text:list-item>
      </text:list>
      <text:p text:style-name="P54"><text:a xlink:type="simple" xlink:href="https://medium.com/leetcode-patterns/leetcode-pattern-2-dfs-bfs-25-of-the-problems-part-2-a5b269597f52" text:style-name="Internet_20_link" text:visited-style-name="Visited_20_Internet_20_Link"><text:span text:style-name="T3">Leetcode Pattern 1 | DFS + BFS == 25% of the problems</text:span></text:a></text:p>
      <text:list xml:id="list1631822054" text:style-name="L16">
        <text:list-item>
          <text:list>
            <text:list-item>
              <text:p text:style-name="P14"><text:a xlink:type="simple" xlink:href="https://leetcode.com/problems/n-ary-tree-preorder-traversal/" text:style-name="Internet_20_link" text:visited-style-name="Visited_20_Internet_20_Link"><text:span text:style-name="T3">N-ary Tree Preorder Traversal</text:span></text:a></text:p>
            </text:list-item>
            <text:list-item>
              <text:p text:style-name="P14"><text:a xlink:type="simple" xlink:href="https://leetcode.com/problems/n-ary-tree-postorder-traversal/" text:style-name="Internet_20_link" text:visited-style-name="Visited_20_Internet_20_Link"><text:span text:style-name="T3">N-ary Tree Postorder Traversal</text:span></text:a><text:span text:style-name="T5">  </text:span></text:p>
            </text:list-item>
            <text:list-item>
              <text:p text:style-name="P14"><text:a xlink:type="simple" xlink:href="https://leetcode.com/problems/n-ary-tree-level-order-traversal/" text:style-name="Internet_20_link" text:visited-style-name="Visited_20_Internet_20_Link"><text:span text:style-name="T3">N-ary Tree Level Order Traversal</text:span></text:a></text:p>
            </text:list-item>
            <text:list-item>
              <text:p text:style-name="P27">BFS</text:p>
              <text:list>
                <text:list-item>
                  <text:p text:style-name="P14"><text:a xlink:type="simple" xlink:href="https://leetcode.com/problems/binary-tree-level-order-traversal/" text:style-name="Internet_20_link" text:visited-style-name="Visited_20_Internet_20_Link"><text:span text:style-name="T3">Binary Tree Level Order Traversal</text:span></text:a></text:p>
                </text:list-item>
                <text:list-item>
                  <text:p text:style-name="P14"><text:a xlink:type="simple" xlink:href="https://leetcode.com/problems/binary-tree-level-order-traversal-ii/" text:style-name="Internet_20_link" text:visited-style-name="Visited_20_Internet_20_Link"><text:span text:style-name="T3">Binary Tree Level Order Traversal II</text:span></text:a></text:p>
                </text:list-item>
                <text:list-item>
                  <text:p text:style-name="P14"><text:a xlink:type="simple" xlink:href="https://leetcode.com/problems/web-crawler-multithreaded/" text:style-name="Internet_20_link" text:visited-style-name="Visited_20_Internet_20_Link"><text:span text:style-name="T3">Web Crawler Multithreaded</text:span></text:a></text:p>
                </text:list-item>
                <text:list-item>
                  <text:p text:style-name="P14"><text:a xlink:type="simple" xlink:href="https://leetcode.com/problems/web-crawler/" text:style-name="Internet_20_link" text:visited-style-name="Visited_20_Internet_20_Link"><text:span text:style-name="T3">Web Crawler</text:span></text:a></text:p>
                </text:list-item>
                <text:list-item>
                  <text:p text:style-name="P14"><text:a xlink:type="simple" xlink:href="https://leetcode.com/problems/cut-off-trees-for-golf-event/" text:style-name="Internet_20_link" text:visited-style-name="Visited_20_Internet_20_Link"><text:span text:style-name="T3">Cut Off Trees for Golf Event</text:span></text:a></text:p>
                </text:list-item>
                <text:list-item>
                  <text:p text:style-name="P14"><text:a xlink:type="simple" xlink:href="https://leetcode.com/problems/course-schedule/" text:style-name="Internet_20_link" text:visited-style-name="Visited_20_Internet_20_Link"><text:span text:style-name="T3">Course Schedule</text:span></text:a></text:p>
                </text:list-item>
              </text:list>
            </text:list-item>
            <text:list-item>
              <text:p text:style-name="P27">DFS</text:p>
              <text:list>
                <text:list-item>
                  <text:p text:style-name="P14"><text:a xlink:type="simple" xlink:href="https://leetcode.com/problems/binary-tree-postorder-traversal/" text:style-name="Internet_20_link" text:visited-style-name="Visited_20_Internet_20_Link"><text:span text:style-name="T3">Binary Tree Postorder Traversal</text:span></text:a></text:p>
                </text:list-item>
                <text:list-item>
                  <text:p text:style-name="P14"><text:a xlink:type="simple" xlink:href="https://leetcode.com/problems/binary-tree-preorder-traversal/" text:style-name="Internet_20_link" text:visited-style-name="Visited_20_Internet_20_Link"><text:span text:style-name="T3">Binary Tree Preorder Traversal</text:span></text:a></text:p>
                </text:list-item>
                <text:list-item>
                  <text:p text:style-name="P14"><text:a xlink:type="simple" xlink:href="https://leetcode.com/problems/binary-tree-inorder-traversal/" text:style-name="Internet_20_link" text:visited-style-name="Visited_20_Internet_20_Link"><text:span text:style-name="T3">Binary Tree Inorder Traversal</text:span></text:a></text:p>
                </text:list-item>
                <text:list-item>
                  <text:p text:style-name="P14"><text:a xlink:type="simple" xlink:href="https://leetcode.com/problems/is-graph-bipartite/" text:style-name="Internet_20_link" text:visited-style-name="Visited_20_Internet_20_Link"><text:span text:style-name="T3">Is Graph Bipartite?</text:span></text:a></text:p>
                </text:list-item>
                <text:list-item>
                  <text:p text:style-name="P14"><text:a xlink:type="simple" xlink:href="https://leetcode.com/problems/remove-invalid-parentheses/" text:style-name="Internet_20_link" text:visited-style-name="Visited_20_Internet_20_Link"><text:span text:style-name="T3">Remove Invalid Parentheses</text:span></text:a></text:p>
                </text:list-item>
                <text:list-item>
                  <text:p text:style-name="P14"><text:a xlink:type="simple" xlink:href="https://leetcode.com/problems/construct-binary-tree-from-preorder-and-inorder-traversal/" text:style-name="Internet_20_link" text:visited-style-name="Visited_20_Internet_20_Link"><text:span text:style-name="T3">Construct Binary Tree from Preorder and Inorder Traversal</text:span></text:a></text:p>
                </text:list-item>
              </text:list>
            </text:list-item>
            <text:list-item>
              <text:p text:style-name="P14"><text:span text:style-name="T5">Topological Sort - </text:span><text:a xlink:type="simple" xlink:href="https://leetcode.com/tag/topological-sort/" text:style-name="Internet_20_link" text:visited-style-name="Visited_20_Internet_20_Link"><text:span text:style-name="T3">Topological Sort</text:span></text:a></text:p>
            </text:list-item>
            <text:list-item>
              <text:p text:style-name="P14"><text:span text:style-name="T5">Strongly Connected Components - SCC - </text:span><text:a xlink:type="simple" xlink:href="https://leetcode.com/problems/course-schedule/" text:style-name="Internet_20_link" text:visited-style-name="Visited_20_Internet_20_Link"><text:span text:style-name="T3">Course Schedule</text:span></text:a><text:span text:style-name="T5">, </text:span><text:a xlink:type="simple" xlink:href="https://leetcode.com/discuss/interview-question/124827/Find-minimum-number-of-people-to-reach-to-spread-a-message-across-all-people-in-twitter/" text:style-name="Internet_20_link" text:visited-style-name="Visited_20_Internet_20_Link"><text:span text:style-name="T3">Facebook | Minimum number of people to spread a message</text:span></text:a><text:span text:style-name="T5">, </text:span><text:a xlink:type="simple" xlink:href="https://leetcode.com/discuss/interview-question/algorithms/124861/airbnb-cover-all-vertices-with-the-least-number-of-vertices" text:style-name="Internet_20_link" text:visited-style-name="Visited_20_Internet_20_Link"><text:span text:style-name="T3">Airbnb | Cover all vertices with the least number of vertices</text:span></text:a><text:span text:style-name="T5">, </text:span><text:a xlink:type="simple" xlink:href="https://leetcode.com/problems/critical-connections-in-a-network/" text:style-name="Internet_20_link" text:visited-style-name="Visited_20_Internet_20_Link"><text:span text:style-name="T3">Critical Connections in a Network</text:span></text:a></text:p>
            </text:list-item>
            <text:list-item>
              <text:p text:style-name="P27">Minimum spanning Tree - Prim's Algorithm</text:p>
              <text:list>
                <text:list-item>
                  <text:p text:style-name="P14"><text:a xlink:type="simple" xlink:href="https://leetcode.com/problems/cheapest-flights-within-k-stops/" text:style-name="Internet_20_link" text:visited-style-name="Visited_20_Internet_20_Link"><text:span text:style-name="T3">Cheapest Flights Within K Stops</text:span></text:a></text:p>
                </text:list-item>
                <text:list-item>
                  <text:p text:style-name="P14"><text:a xlink:type="simple" xlink:href="https://leetcode.com/problems/minimum-height-trees/" text:style-name="Internet_20_link" text:visited-style-name="Visited_20_Internet_20_Link"><text:span text:style-name="T3">Minimum Height Trees</text:span></text:a></text:p>
                </text:list-item>
                <text:list-item>
                  <text:p text:style-name="P14"><text:soft-page-break/><text:a xlink:type="simple" xlink:href="https://leetcode.com/problems/number-of-operations-to-make-network-connected/" text:style-name="Internet_20_link" text:visited-style-name="Visited_20_Internet_20_Link"><text:span text:style-name="T3">Number of Operations to Make Network Connected</text:span></text:a></text:p>
                </text:list-item>
                <text:list-item>
                  <text:p text:style-name="P14"><text:a xlink:type="simple" xlink:href="https://leetcode.com/problems/connecting-cities-with-minimum-cost/" text:style-name="Internet_20_link" text:visited-style-name="Visited_20_Internet_20_Link"><text:span text:style-name="T3">Connecting Cities With Minimum Cost</text:span></text:a></text:p>
                </text:list-item>
              </text:list>
            </text:list-item>
            <text:list-item>
              <text:p text:style-name="P27">Shortest Path Algos - </text:p>
              <text:list>
                <text:list-item>
                  <text:p text:style-name="P14"><text:span text:style-name="T5">Bellman-Ford - </text:span><text:a xlink:type="simple" xlink:href="https://leetcode.com/problems/network-delay-time/" text:style-name="Internet_20_link" text:visited-style-name="Visited_20_Internet_20_Link"><text:span text:style-name="T3">Network Delay Time</text:span></text:a><text:span text:style-name="T5">, </text:span><text:a xlink:type="simple" xlink:href="https://leetcode.com/problems/get-watched-videos-by-your-friends/" text:style-name="Internet_20_link" text:visited-style-name="Visited_20_Internet_20_Link"><text:span text:style-name="T3">https://leetcode.com/problems/get-watched-videos-by-your-friends/</text:span></text:a></text:p>
                </text:list-item>
                <text:list-item>
                  <text:p text:style-name="P27">Dijkstra’s algorithm</text:p>
                  <text:list>
                    <text:list-item>
                      <text:p text:style-name="P14"><text:a xlink:type="simple" xlink:href="https://leetcode.com/problems/reachable-nodes-in-subdivided-graph/" text:style-name="Internet_20_link" text:visited-style-name="Visited_20_Internet_20_Link"><text:span text:style-name="T3">Reachable Nodes In Subdivided Graph</text:span></text:a></text:p>
                    </text:list-item>
                    <text:list-item>
                      <text:p text:style-name="P14"><text:a xlink:type="simple" xlink:href="https://leetcode.com/problems/shortest-path-visiting-all-nodes/" text:style-name="Internet_20_link" text:visited-style-name="Visited_20_Internet_20_Link"><text:span text:style-name="T3">Shortest Path Visiting All Nodes</text:span></text:a></text:p>
                    </text:list-item>
                  </text:list>
                </text:list-item>
                <text:list-item>
                  <text:p text:style-name="P27">Floyd-Warshall</text:p>
                  <text:list>
                    <text:list-item>
                      <text:p text:style-name="P14"><text:a xlink:type="simple" xlink:href="https://leetcode.com/problems/find-the-city-with-the-smallest-number-of-neighbors-at-a-threshold-distance/" text:style-name="Internet_20_link" text:visited-style-name="Visited_20_Internet_20_Link"><text:span text:style-name="T3">Find the City With the Smallest Number of Neighbors at a Threshold Distance</text:span></text:a></text:p>
                    </text:list-item>
                    <text:list-item>
                      <text:p text:style-name="P14"><text:a xlink:type="simple" xlink:href="https://leetcode.com/problems/evaluate-division/" text:style-name="Internet_20_link" text:visited-style-name="Visited_20_Internet_20_Link"><text:span text:style-name="T3">Evaluate Division</text:span></text:a></text:p>
                    </text:list-item>
                  </text:list>
                </text:list-item>
                <text:list-item>
                  <text:p text:style-name="P27">Johnson’s algorithm</text:p>
                  <text:list>
                    <text:list-item>
                      <text:p text:style-name="P14"><text:a xlink:type="simple" xlink:href="https://massivealgorithms.blogspot.com/2014/09/johnsons-algorithm-for-all-pairs.html" text:style-name="Internet_20_link" text:visited-style-name="Visited_20_Internet_20_Link"><text:span text:style-name="T3">All-pairs shortest paths - Johnson's algorithm for sparse graphs - GeeksforGeeks</text:span></text:a></text:p>
                    </text:list-item>
                    <text:list-item>
                      <text:p text:style-name="P14"><text:a xlink:type="simple" xlink:href="https://en.wikipedia.org/wiki/Johnson%27s_algorithm" text:style-name="Internet_20_link" text:visited-style-name="Visited_20_Internet_20_Link"><text:span text:style-name="T3">Johnson's algorithm</text:span></text:a></text:p>
                    </text:list-item>
                  </text:list>
                </text:list-item>
                <text:list-item>
                  <text:p text:style-name="P27">The Ford-Fulkerson method</text:p>
                  <text:list>
                    <text:list-item>
                      <text:p text:style-name="P14"><text:a xlink:type="simple" xlink:href="https://leetcode.com/discuss/interview-question/337344/Google-or-Onsite-or-Network-flow-for-the-matrix-with-given-row-and-column-sums" text:style-name="Internet_20_link" text:visited-style-name="Visited_20_Internet_20_Link"><text:span text:style-name="T3">Google | Onsite | Network flow for the matrix with given row and column sums</text:span></text:a></text:p>
                    </text:list-item>
                    <text:list-item>
                      <text:p text:style-name="P14"><text:a xlink:type="simple" xlink:href="https://www.geeksforgeeks.org/ford-fulkerson-algorithm-for-maximum-flow-problem/" text:style-name="Internet_20_link" text:visited-style-name="Visited_20_Internet_20_Link"><text:span text:style-name="T3">Ford-Fulkerson Algorithm for Maximum Flow Problem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xml:id="list2856677453" text:style-name="L17">
        <text:list-item>
          <text:p text:style-name="P43"><text:span text:style-name="T8">Number-Theoretic Algorithms</text:span><text:span text:style-name="T6"> </text:span><text:span text:style-name="T7">- 2 Days</text:span></text:p>
          <text:list>
            <text:list-item>
              <text:p text:style-name="P15"><text:span text:style-name="T5">The Chinese remainder theorem - </text:span><text:a xlink:type="simple" xlink:href="https://leetcode.com/problems/check-if-it-is-a-good-array/" text:style-name="Internet_20_link" text:visited-style-name="Visited_20_Internet_20_Link"><text:span text:style-name="T3">Check If It Is a Good Array</text:span></text:a></text:p>
            </text:list-item>
            <text:list-item>
              <text:p text:style-name="P28">Greatest common divisor</text:p>
              <text:list>
                <text:list-item>
                  <text:p text:style-name="P15"><text:a xlink:type="simple" xlink:href="https://leetcode.com/problems/greatest-common-divisor-of-strings/" text:style-name="Internet_20_link" text:visited-style-name="Visited_20_Internet_20_Link"><text:span text:style-name="T3">Greatest Common Divisor of Strings</text:span></text:a></text:p>
                </text:list-item>
                <text:list-item>
                  <text:p text:style-name="P15"><text:a xlink:type="simple" xlink:href="https://leetcode.com/problems/x-of-a-kind-in-a-deck-of-cards/" text:style-name="Internet_20_link" text:visited-style-name="Visited_20_Internet_20_Link"><text:span text:style-name="T3">X of a Kind in a Deck of Cards</text:span></text:a></text:p>
                </text:list-item>
                <text:list-item>
                  <text:p text:style-name="P15"><text:a xlink:type="simple" xlink:href="https://leetcode.com/discuss/interview-question/396996/google-oa-summer-intern-2020-greatest-common-divisor" text:style-name="Internet_20_link" text:visited-style-name="Visited_20_Internet_20_Link"><text:span text:style-name="T3">Google | OA Summer Intern 2020 | Greatest Common Divisor</text:span></text:a></text:p>
                </text:list-item>
              </text:list>
            </text:list-item>
            <text:list-item>
              <text:p text:style-name="P28">Powers of an element</text:p>
              <text:list>
                <text:list-item>
                  <text:p text:style-name="P15"><text:a xlink:type="simple" xlink:href="https://leetcode.com/problems/powx-n/" text:style-name="Internet_20_link" text:visited-style-name="Visited_20_Internet_20_Link"><text:span text:style-name="T3">Pow(x, n)</text:span></text:a></text:p>
                </text:list-item>
                <text:list-item>
                  <text:p text:style-name="P15"><text:a xlink:type="simple" xlink:href="https://leetcode.com/problems/sort-integers-by-the-power-value/" text:style-name="Internet_20_link" text:visited-style-name="Visited_20_Internet_20_Link"><text:span text:style-name="T3">Sort Integers by The Power Value</text:span></text:a></text:p>
                </text:list-item>
              </text:list>
            </text:list-item>
            <text:list-item>
              <text:p text:style-name="P28">The RSA public-key cryptosystem</text:p>
              <text:list>
                <text:list-item>
                  <text:p text:style-name="P15"><text:a xlink:type="simple" xlink:href="https://leetcode.com/problems/keys-and-rooms/" text:style-name="Internet_20_link" text:visited-style-name="Visited_20_Internet_20_Link"><text:span text:style-name="T3">Keys and Rooms</text:span></text:a></text:p>
                </text:list-item>
                <text:list-item>
                  <text:p text:style-name="P15"><text:a xlink:type="simple" xlink:href="https://leetcode.com/problems/shortest-path-to-get-all-keys/" text:style-name="Internet_20_link" text:visited-style-name="Visited_20_Internet_20_Link"><text:span text:style-name="T3">Shortest Path to Get All Keys</text:span></text:a></text:p>
                </text:list-item>
              </text:list>
            </text:list-item>
            <text:list-item>
              <text:p text:style-name="P28">Integer factorization</text:p>
              <text:list>
                <text:list-item>
                  <text:p text:style-name="P15"><text:a xlink:type="simple" xlink:href="https://leetcode.com/problems/largest-component-size-by-common-factor/" text:style-name="Internet_20_link" text:visited-style-name="Visited_20_Internet_20_Link"><text:span text:style-name="T3">Largest Component Size by Common Factor</text:span></text:a></text:p>
                </text:list-item>
                <text:list-item>
                  <text:p text:style-name="P15"><text:a xlink:type="simple" xlink:href="https://leetcode.com/articles/minimum-factorization/" text:style-name="Internet_20_link" text:visited-style-name="Visited_20_Internet_20_Link"><text:span text:style-name="T3">Minimum Factorization</text:span></text:a></text:p>
                </text:list-item>
                <text:list-item>
                  <text:p text:style-name="P15"><text:a xlink:type="simple" xlink:href="https://leetcode.com/problems/2-keys-keyboard/" text:style-name="Internet_20_link" text:visited-style-name="Visited_20_Internet_20_Link"><text:span text:style-name="T3">2 Keys Keyboard</text:span></text:a></text:p>
                </text:list-item>
                <text:list-item>
                  <text:p text:style-name="P15"><text:a xlink:type="simple" xlink:href="https://leetcode.com/problems/bulb-switcher/" text:style-name="Internet_20_link" text:visited-style-name="Visited_20_Internet_20_Link"><text:span text:style-name="T3">Bulb Switcher</text:span></text:a></text:p>
                </text:list-item>
              </text:list>
            </text:list-item>
          </text:list>
        </text:list-item>
      </text:list>
      <text:p text:style-name="Text_20_body"><text:soft-page-break/></text:p>
      <text:list xml:id="list1850332912" text:style-name="L18">
        <text:list-item>
          <text:p text:style-name="P44"><text:span text:style-name="T9">String Matching </text:span><text:span text:style-name="T6">- </text:span><text:span text:style-name="T7">2 Day</text:span></text:p>
          <text:list>
            <text:list-item>
              <text:p text:style-name="P29">The Rabin-Karp algorithm</text:p>
              <text:list>
                <text:list-item>
                  <text:p text:style-name="P16"><text:a xlink:type="simple" xlink:href="https://leetcode.com/problems/implement-strstr/" text:style-name="Internet_20_link" text:visited-style-name="Visited_20_Internet_20_Link"><text:span text:style-name="T3">Implement strStr()</text:span></text:a></text:p>
                </text:list-item>
                <text:list-item>
                  <text:p text:style-name="P16"><text:a xlink:type="simple" xlink:href="https://leetcode.com/problems/binary-string-with-substrings-representing-1-to-n/" text:style-name="Internet_20_link" text:visited-style-name="Visited_20_Internet_20_Link"><text:span text:style-name="T3">Binary String With Substrings Representing 1 To N</text:span></text:a></text:p>
                </text:list-item>
                <text:list-item>
                  <text:p text:style-name="P16"><text:a xlink:type="simple" xlink:href="https://leetcode.com/problems/shortest-palindrome/" text:style-name="Internet_20_link" text:visited-style-name="Visited_20_Internet_20_Link"><text:span text:style-name="T3">Shortest Palindrome</text:span></text:a></text:p>
                </text:list-item>
                <text:list-item>
                  <text:p text:style-name="P16"><text:a xlink:type="simple" xlink:href="https://leetcode.com/problems/find-all-anagrams-in-a-string/" text:style-name="Internet_20_link" text:visited-style-name="Visited_20_Internet_20_Link"><text:span text:style-name="T3">Find All Anagrams in a String</text:span></text:a></text:p>
                </text:list-item>
              </text:list>
            </text:list-item>
            <text:list-item>
              <text:p text:style-name="P29">String matching with finite automata</text:p>
            </text:list-item>
            <text:list-item>
              <text:p text:style-name="P29">The Knuth-Morris-Pratt algorithm</text:p>
              <text:list>
                <text:list-item>
                  <text:p text:style-name="P16"><text:a xlink:type="simple" xlink:href="https://leetcode.com/problems/shortest-palindrome/" text:style-name="Internet_20_link" text:visited-style-name="Visited_20_Internet_20_Link"><text:span text:style-name="T3">Shortest Palindrome</text:span></text:a></text:p>
                </text:list-item>
                <text:list-item>
                  <text:p text:style-name="P16"><text:a xlink:type="simple" xlink:href="https://leetcode.com/problems/rotate-string/" text:style-name="Internet_20_link" text:visited-style-name="Visited_20_Internet_20_Link"><text:span text:style-name="T3">Rotate String</text:span></text:a></text:p>
                </text:list-item>
                <text:list-item>
                  <text:p text:style-name="P16"><text:a xlink:type="simple" xlink:href="https://www.geeksforgeeks.org/kmp-algorithm-for-pattern-searching/" text:style-name="Internet_20_link" text:visited-style-name="Visited_20_Internet_20_Link"><text:span text:style-name="T3">KMP Algorithm for Pattern Searching</text:span></text:a></text:p>
                </text:list-item>
              </text:list>
            </text:list-item>
          </text:list>
        </text:list-item>
      </text:list>
      <text:p text:style-name="Text_20_body"/>
      <text:list xml:id="list1533373587" text:style-name="L19">
        <text:list-item>
          <text:p text:style-name="P45"><text:span text:style-name="T9">Approximation Algorithms</text:span><text:span text:style-name="T6"> </text:span><text:span text:style-name="T7">- 3 Days</text:span></text:p>
          <text:list>
            <text:list-item>
              <text:p text:style-name="P30">The vertex-cover problem</text:p>
              <text:list>
                <text:list-item>
                  <text:p text:style-name="P17"><text:a xlink:type="simple" xlink:href="https://leetcode.com/problems/binary-tree-cameras/" text:style-name="Internet_20_link" text:visited-style-name="Visited_20_Internet_20_Link"><text:span text:style-name="T3">Binary Tree Cameras</text:span></text:a></text:p>
                </text:list-item>
                <text:list-item>
                  <text:p text:style-name="P17"><text:a xlink:type="simple" xlink:href="https://www.geeksforgeeks.org/vertex-cover-problem-set-2-dynamic-programming-solution-tree/" text:style-name="Internet_20_link" text:visited-style-name="Visited_20_Internet_20_Link"><text:span text:style-name="T3">Vertex Cover Problem-2</text:span></text:a></text:p>
                </text:list-item>
                <text:list-item>
                  <text:p text:style-name="P17"><text:a xlink:type="simple" xlink:href="https://www.geeksforgeeks.org/vertex-cover-problem-set-1-introduction-approximate-algorithm-2/" text:style-name="Internet_20_link" text:visited-style-name="Visited_20_Internet_20_Link"><text:span text:style-name="T3">Vertex Cover Problem</text:span></text:a></text:p>
                </text:list-item>
              </text:list>
            </text:list-item>
            <text:list-item>
              <text:p text:style-name="P17"><text:span text:style-name="T5">The traveling-salesman problem </text:span><text:a xlink:type="simple" xlink:href="https://leetcode.com/problems/find-the-shortest-superstring/" text:style-name="Internet_20_link" text:visited-style-name="Visited_20_Internet_20_Link"><text:span text:style-name="T3">Find the Shortest Superstring</text:span></text:a></text:p>
            </text:list-item>
            <text:list-item>
              <text:p text:style-name="P30">The set-covering problem</text:p>
              <text:list>
                <text:list-item>
                  <text:p text:style-name="P17"><text:a xlink:type="simple" xlink:href="https://leetcode.com/problems/video-stitching/" text:style-name="Internet_20_link" text:visited-style-name="Visited_20_Internet_20_Link"><text:span text:style-name="T3">Video Stitching</text:span></text:a></text:p>
                </text:list-item>
                <text:list-item>
                  <text:p text:style-name="P17"><text:a xlink:type="simple" xlink:href="https://leetcode.com/problems/set-intersection-size-at-least-two/" text:style-name="Internet_20_link" text:visited-style-name="Visited_20_Internet_20_Link"><text:span text:style-name="T3">Set Intersection Size At Least Two</text:span></text:a></text:p>
                </text:list-item>
                <text:list-item>
                  <text:p text:style-name="P17"><text:a xlink:type="simple" xlink:href="https://leetcode.com/problems/non-overlapping-intervals/" text:style-name="Internet_20_link" text:visited-style-name="Visited_20_Internet_20_Link"><text:span text:style-name="T3">Non-overlapping Intervals</text:span></text:a></text:p>
                </text:list-item>
              </text:list>
            </text:list-item>
            <text:list-item>
              <text:p text:style-name="P30">Randomization and linear programming</text:p>
            </text:list-item>
            <text:list-item>
              <text:p text:style-name="P30">The subset-sum problem</text:p>
              <text:list>
                <text:list-item>
                  <text:p text:style-name="P17"><text:a xlink:type="simple" xlink:href="https://leetcode.com/problems/partition-equal-subset-sum/" text:style-name="Internet_20_link" text:visited-style-name="Visited_20_Internet_20_Link"><text:span text:style-name="T3">Partition Equal Subset Sum</text:span></text:a></text:p>
                </text:list-item>
                <text:list-item>
                  <text:p text:style-name="P17"><text:a xlink:type="simple" xlink:href="https://leetcode.com/problems/partition-to-k-equal-sum-subsets/" text:style-name="Internet_20_link" text:visited-style-name="Visited_20_Internet_20_Link"><text:span text:style-name="T3">Partition to K Equal Sum Subsets</text:span></text:a></text:p>
                </text:list-item>
              </text:list>
            </text:list-item>
          </text:list>
        </text:list-item>
      </text:list>
      <text:p text:style-name="Text_20_body"/>
      <text:list xml:id="list399529276" text:style-name="L20">
        <text:list-item>
          <text:p text:style-name="P46"><text:span text:style-name="T8">Randomized Algorithms</text:span><text:span text:style-name="T6"> </text:span><text:span text:style-name="T7">- 1 Day</text:span></text:p>
          <text:list>
            <text:list-item>
              <text:p text:style-name="P31">Quick Sort</text:p>
            </text:list-item>
            <text:list-item>
              <text:p text:style-name="P18"><text:span text:style-name="T5">Min Cut </text:span><text:a xlink:type="simple" xlink:href="https://leetcode.com/problems/palindrome-partitioning-ii/" text:style-name="Internet_20_link" text:visited-style-name="Visited_20_Internet_20_Link"><text:span text:style-name="T3">Palindrome Partitioning II</text:span></text:a></text:p>
            </text:list-item>
          </text:list>
        </text:list-item>
      </text:list>
      <text:p text:style-name="Text_20_body"/>
      <text:p text:style-name="P50">Concepts Problems and Maths - ( 1 Week )</text:p>
      <text:p text:style-name="Text_20_body"/>
      <text:list xml:id="list3556848931" text:style-name="L21">
        <text:list-item>
          <text:p text:style-name="P32">Matrix Operations</text:p>
        </text:list-item>
        <text:list-item>
          <text:p text:style-name="P32">Linear Programming</text:p>
        </text:list-item>
        <text:list-item>
          <text:p text:style-name="P32">Polynomials - DFT, FFT</text:p>
        </text:list-item>
        <text:list-item>
          <text:p text:style-name="P32"><text:soft-page-break/>Computational Geometry</text:p>
          <text:list>
            <text:list-item>
              <text:p text:style-name="P32">Line-segment properties</text:p>
            </text:list-item>
            <text:list-item>
              <text:p text:style-name="P32">Determining whether any pair of segments intersects</text:p>
            </text:list-item>
            <text:list-item>
              <text:p text:style-name="P19"><text:span text:style-name="T5">Finding the convex hull - </text:span><text:a xlink:type="simple" xlink:href="https://leetcode.com/problems/erect-the-fence/" text:style-name="Internet_20_link" text:visited-style-name="Visited_20_Internet_20_Link"><text:span text:style-name="T3">Erect the Fence</text:span></text:a><text:span text:style-name="T5">, </text:span><text:a xlink:type="simple" xlink:href="https://leetcode.com/problems/the-skyline-problem/" text:style-name="Internet_20_link" text:visited-style-name="Visited_20_Internet_20_Link"><text:span text:style-name="T3">The Skyline Problem</text:span></text:a></text:p>
            </text:list-item>
            <text:list-item>
              <text:p text:style-name="P19"><text:span text:style-name="T5">Finding the closest pair of points - </text:span><text:a xlink:type="simple" xlink:href="https://leetcode.com/problems/k-closest-points-to-origin/" text:style-name="Internet_20_link" text:visited-style-name="Visited_20_Internet_20_Link"><text:span text:style-name="T3">K Closest Points to Origin</text:span></text:a></text:p>
            </text:list-item>
          </text:list>
        </text:list-item>
        <text:list-item>
          <text:p text:style-name="P32">GCD and LCM</text:p>
          <text:list>
            <text:list-item>
              <text:p text:style-name="P19"><text:a xlink:type="simple" xlink:href="https://leetcode.com/problems/x-of-a-kind-in-a-deck-of-cards/" text:style-name="Internet_20_link" text:visited-style-name="Visited_20_Internet_20_Link"><text:span text:style-name="T3">X of a Kind in a Deck of Cards</text:span></text:a></text:p>
            </text:list-item>
            <text:list-item>
              <text:p text:style-name="P19"><text:a xlink:type="simple" xlink:href="https://leetcode.com/problems/greatest-common-divisor-of-strings/" text:style-name="Internet_20_link" text:visited-style-name="Visited_20_Internet_20_Link"><text:span text:style-name="T3">Greatest Common Divisor of Strings</text:span></text:a></text:p>
            </text:list-item>
            <text:list-item>
              <text:p text:style-name="P19"><text:a xlink:type="simple" xlink:href="https://leetcode.com/problems/nth-magical-number/" text:style-name="Internet_20_link" text:visited-style-name="Visited_20_Internet_20_Link"><text:span text:style-name="T3">Nth Magical Number</text:span></text:a></text:p>
            </text:list-item>
            <text:list-item>
              <text:p text:style-name="P19"><text:a xlink:type="simple" xlink:href="https://leetcode.com/problems/ugly-number-iii/" text:style-name="Internet_20_link" text:visited-style-name="Visited_20_Internet_20_Link"><text:span text:style-name="T3">Ugly Number III</text:span></text:a></text:p>
            </text:list-item>
          </text:list>
        </text:list-item>
        <text:list-item>
          <text:p text:style-name="P32">Prime Factorization and Divisors</text:p>
          <text:list>
            <text:list-item>
              <text:p text:style-name="P19"><text:a xlink:type="simple" xlink:href="https://leetcode.com/problems/largest-component-size-by-common-factor/" text:style-name="Internet_20_link" text:visited-style-name="Visited_20_Internet_20_Link"><text:span text:style-name="T3">Largest Component Size by Common Factor</text:span></text:a></text:p>
            </text:list-item>
            <text:list-item>
              <text:p text:style-name="P19"><text:a xlink:type="simple" xlink:href="https://leetcode.com/problems/2-keys-keyboard/" text:style-name="Internet_20_link" text:visited-style-name="Visited_20_Internet_20_Link"><text:span text:style-name="T3">2 Keys Keyboard</text:span></text:a></text:p>
            </text:list-item>
          </text:list>
        </text:list-item>
        <text:list-item>
          <text:p text:style-name="P32">Fibonacci Numbers</text:p>
          <text:list>
            <text:list-item>
              <text:p text:style-name="P19"><text:a xlink:type="simple" xlink:href="https://leetcode.com/problems/length-of-longest-fibonacci-subsequence/" text:style-name="Internet_20_link" text:visited-style-name="Visited_20_Internet_20_Link"><text:span text:style-name="T3">Length of Longest Fibonacci Subsequence</text:span></text:a></text:p>
            </text:list-item>
            <text:list-item>
              <text:p text:style-name="P19"><text:a xlink:type="simple" xlink:href="https://leetcode.com/problems/split-array-into-fibonacci-sequence/" text:style-name="Internet_20_link" text:visited-style-name="Visited_20_Internet_20_Link"><text:span text:style-name="T3">Split Array into Fibonacci Sequence</text:span></text:a></text:p>
            </text:list-item>
            <text:list-item>
              <text:p text:style-name="P19"><text:a xlink:type="simple" xlink:href="https://leetcode.com/problems/find-the-minimum-number-of-fibonacci-numbers-whose-sum-is-k/" text:style-name="Internet_20_link" text:visited-style-name="Visited_20_Internet_20_Link"><text:span text:style-name="T3">Find the Minimum Number of Fibonacci Numbers Whose Sum Is K</text:span></text:a></text:p>
            </text:list-item>
          </text:list>
        </text:list-item>
        <text:list-item>
          <text:p text:style-name="P19"><text:span text:style-name="T5">Catalan Numbers - </text:span><text:a xlink:type="simple" xlink:href="https://leetcode.com/problems/unique-binary-search-trees/" text:style-name="Internet_20_link" text:visited-style-name="Visited_20_Internet_20_Link"><text:span text:style-name="T3">Unique Binary Search Trees</text:span></text:a></text:p>
        </text:list-item>
        <text:list-item>
          <text:p text:style-name="P32">Modular Arithmetic</text:p>
        </text:list-item>
        <text:list-item>
          <text:p text:style-name="P32">Euler Totient Function</text:p>
        </text:list-item>
        <text:list-item>
          <text:p text:style-name="P32">nCr Computations</text:p>
        </text:list-item>
        <text:list-item>
          <text:p text:style-name="P32">Set Theory</text:p>
        </text:list-item>
        <text:list-item>
          <text:p text:style-name="P32">Factorial</text:p>
          <text:list>
            <text:list-item>
              <text:p text:style-name="P19"><text:a xlink:type="simple" xlink:href="https://leetcode.com/problems/last-substring-in-lexicographical-order/" text:style-name="Internet_20_link" text:visited-style-name="Visited_20_Internet_20_Link"><text:span text:style-name="T3">Last Substring in Lexicographical Order</text:span></text:a></text:p>
            </text:list-item>
            <text:list-item>
              <text:p text:style-name="P19"><text:a xlink:type="simple" xlink:href="https://leetcode.com/problems/snakes-and-ladders/" text:style-name="Internet_20_link" text:visited-style-name="Visited_20_Internet_20_Link"><text:span text:style-name="T3">Snakes and Ladders</text:span></text:a></text:p>
            </text:list-item>
            <text:list-item>
              <text:p text:style-name="P19"><text:a xlink:type="simple" xlink:href="https://leetcode.com/problems/factor-combinations/" text:style-name="Internet_20_link" text:visited-style-name="Visited_20_Internet_20_Link"><text:span text:style-name="T3">Factor Combinations</text:span></text:a></text:p>
            </text:list-item>
            <text:list-item>
              <text:p text:style-name="P19"><text:a xlink:type="simple" xlink:href="https://leetcode.com/problems/path-with-maximum-minimum-value/" text:style-name="Internet_20_link" text:visited-style-name="Visited_20_Internet_20_Link"><text:span text:style-name="T3">Path With Maximum Minimum Value</text:span></text:a></text:p>
            </text:list-item>
            <text:list-item>
              <text:p text:style-name="P19"><text:a xlink:type="simple" xlink:href="https://leetcode.com/problems/number-of-closed-islands/" text:style-name="Internet_20_link" text:visited-style-name="Visited_20_Internet_20_Link"><text:span text:style-name="T3">Number of Closed Islands</text:span></text:a></text:p>
            </text:list-item>
          </text:list>
        </text:list-item>
        <text:list-item>
          <text:p text:style-name="P32">Prime numbers and Primality Tests</text:p>
          <text:list>
            <text:list-item>
              <text:p text:style-name="P19"><text:a xlink:type="simple" xlink:href="https://leetcode.com/problems/prime-arrangements/" text:style-name="Internet_20_link" text:visited-style-name="Visited_20_Internet_20_Link"><text:span text:style-name="T3">Prime Arrangements</text:span></text:a></text:p>
            </text:list-item>
            <text:list-item>
              <text:p text:style-name="P19"><text:a xlink:type="simple" xlink:href="https://leetcode.com/problems/k-th-smallest-prime-fraction/" text:style-name="Internet_20_link" text:visited-style-name="Visited_20_Internet_20_Link"><text:span text:style-name="T3">K-th Smallest Prime Fraction</text:span></text:a></text:p>
            </text:list-item>
          </text:list>
        </text:list-item>
        <text:list-item>
          <text:p text:style-name="P32">Sieve Algorithms</text:p>
          <text:list>
            <text:list-item>
              <text:p text:style-name="P19"><text:a xlink:type="simple" xlink:href="https://leetcode.com/problems/count-primes/" text:style-name="Internet_20_link" text:visited-style-name="Visited_20_Internet_20_Link"><text:span text:style-name="T3">Count Primes</text:span></text:a></text:p>
            </text:list-item>
          </text:list>
        </text:list-item>
        <text:list-item>
          <text:p text:style-name="P32">Divisibility and Large Numbers</text:p>
        </text:list-item>
        <text:list-item>
          <text:p text:style-name="P32">Series</text:p>
        </text:list-item>
        <text:list-item>
          <text:p text:style-name="P32">Number Digit</text:p>
        </text:list-item>
        <text:list-item>
          <text:p text:style-name="P32">Triangles</text:p>
          <text:list>
            <text:list-item>
              <text:p text:style-name="P19"><text:a xlink:type="simple" xlink:href="https://leetcode.com/problems/triangle/" text:style-name="Internet_20_link" text:visited-style-name="Visited_20_Internet_20_Link"><text:span text:style-name="T3">Triangle</text:span></text:a></text:p>
            </text:list-item>
            <text:list-item>
              <text:p text:style-name="P19"><text:soft-page-break/><text:a xlink:type="simple" xlink:href="https://leetcode.com/problems/valid-triangle-number/" text:style-name="Internet_20_link" text:visited-style-name="Visited_20_Internet_20_Link"><text:span text:style-name="T3">Valid Triangle Number</text:span></text:a></text:p>
            </text:list-item>
          </text:list>
        </text:list-item>
      </text:list>
      <text:p text:style-name="Text_20_body"/>
      <text:p text:style-name="P51">Networks - ( 1 Week )</text:p>
      <text:p text:style-name="P3"><text:a xlink:type="simple" xlink:href="https://leetcode.com/problemset/all/?search=network" text:style-name="Internet_20_link" text:visited-style-name="Visited_20_Internet_20_Link"><text:span text:style-name="T3">Leetcode</text:span></text:a></text:p>
      <text:list xml:id="list4110246642" text:style-name="L22">
        <text:list-item>
          <text:p text:style-name="P33">Network Topology, OSI Architecture</text:p>
        </text:list-item>
        <text:list-item>
          <text:p text:style-name="P33">TCP/IP models</text:p>
        </text:list-item>
        <text:list-item>
          <text:p text:style-name="P33">TCP and UDP</text:p>
        </text:list-item>
        <text:list-item>
          <text:p text:style-name="P33">Firewall, DNS, Domains, workgroups</text:p>
        </text:list-item>
        <text:list-item>
          <text:p text:style-name="P33">Protocols i.e ICMP</text:p>
        </text:list-item>
      </text:list>
      <text:p text:style-name="Text_20_body"/>
      <text:p text:style-name="P51">OS - ( 1 week )</text:p>
      <text:p text:style-name="P3"><text:a xlink:type="simple" xlink:href="https://www.guru99.com/operating-system-tutorial.html" text:style-name="Internet_20_link" text:visited-style-name="Visited_20_Internet_20_Link"><text:span text:style-name="T3">Operating System Tutorial</text:span></text:a><text:a xlink:type="simple" xlink:href="https://www.guru99.com/operating-system-tutorial.html" text:style-name="Internet_20_link" text:visited-style-name="Visited_20_Internet_20_Link"><text:span text:style-name="T5"><text:line-break/></text:span></text:a><text:a xlink:type="simple" xlink:href="https://www.youtube.com/watch?v=uHtzOFwgD74" text:style-name="Internet_20_link" text:visited-style-name="Visited_20_Internet_20_Link"><text:span text:style-name="T3">Shared Memory Systems</text:span></text:a></text:p>
      <text:p text:style-name="Text_20_body"/>
      <text:list xml:id="list2405908526" text:style-name="L23">
        <text:list-item>
          <text:p text:style-name="P34">Cache</text:p>
        </text:list-item>
        <text:list-item>
          <text:p text:style-name="P34">Multithreading</text:p>
        </text:list-item>
      </text:list>
      <text:list xml:id="list3879131060" text:style-name="L24">
        <text:list-item>
          <text:p text:style-name="P56">Producers-consumers problem</text:p>
        </text:list-item>
        <text:list-item>
          <text:p text:style-name="P56">Dining philosophers problem</text:p>
        </text:list-item>
        <text:list-item>
          <text:p text:style-name="P56">Cigarette smokers problem</text:p>
        </text:list-item>
        <text:list-item>
          <text:p text:style-name="P56">Readers–writers problem</text:p>
        </text:list-item>
        <text:list-item>
          <text:p text:style-name="P55"><text:a xlink:type="simple" xlink:href="https://leetcode.com/problems/web-crawler-multithreaded/" text:style-name="Internet_20_link" text:visited-style-name="Visited_20_Internet_20_Link"><text:span text:style-name="T3">Web Crawler Multithreaded</text:span></text:a></text:p>
        </text:list-item>
      </text:list>
      <text:list xml:id="list565239207" text:style-name="L25">
        <text:list-item>
          <text:p text:style-name="P57">Scheduling algorithms</text:p>
        </text:list-item>
        <text:list-item>
          <text:p text:style-name="P35">Deadlock</text:p>
        </text:list-item>
        <text:list-item>
          <text:p text:style-name="P35">Virtual Memory</text:p>
        </text:list-item>
        <text:list-item>
          <text:p text:style-name="P35">Mutex and semaphore</text:p>
        </text:list-item>
        <text:list-item>
          <text:p text:style-name="P35">Kernels</text:p>
        </text:list-item>
        <text:list-item>
          <text:p text:style-name="P35">Paging</text:p>
        </text:list-item>
      </text:list>
      <text:p text:style-name="P50">Software Design Principles - ( 2 weeks )</text:p>
      <text:p text:style-name="P3"><text:a xlink:type="simple" xlink:href="https://github.com/donnemartin/system-design-primer" text:style-name="Internet_20_link" text:visited-style-name="Visited_20_Internet_20_Link"><text:span text:style-name="T3">System Design Primer</text:span></text:a></text:p>
      <text:p text:style-name="Text_20_body"/>
      <text:p text:style-name="P2"><text:a xlink:type="simple" xlink:href="https://cs.stackexchange.com/questions/4793/start-learning-about-theory-of-distributed-systems" text:style-name="Internet_20_link" text:visited-style-name="Visited_20_Internet_20_Link"><text:span text:style-name="T3">Start learning about Theory of Distributed Systems?</text:span></text:a></text:p>
      <text:p text:style-name="P2"><text:a xlink:type="simple" xlink:href="https://aws.amazon.com/builders-library/challenges-with-distributed-systems/" text:style-name="Internet_20_link" text:visited-style-name="Visited_20_Internet_20_Link"><text:span text:style-name="T3">Challenges with distributed systems</text:span></text:a></text:p>
      <text:p text:style-name="P2"><text:a xlink:type="simple" xlink:href="https://medium.com/platform-engineer/microservices-design-guide-eca0b799a7e8" text:style-name="Internet_20_link" text:visited-style-name="Visited_20_Internet_20_Link"><text:span text:style-name="T4">Microservices Design Guide 👨‍🏫 - Platform Engineer</text:span></text:a></text:p>
      <text:p text:style-name="Text_20_body"/>
      <text:p text:style-name="P2"><text:a xlink:type="simple" xlink:href="https://docs.microsoft.com/en-gb/azure/architecture/patterns/" text:style-name="Internet_20_link" text:visited-style-name="Visited_20_Internet_20_Link"><text:span text:style-name="T3">Cloud design patterns - Azure Architecture Center</text:span></text:a></text:p>
      <text:p text:style-name="P2"><text:a xlink:type="simple" xlink:href="https://azure.microsoft.com/en-us/blog/design-patterns-for-microservices/" text:style-name="Internet_20_link" text:visited-style-name="Visited_20_Internet_20_Link"><text:span text:style-name="T3">Design patterns for microservices | Azure Blog and Updates</text:span></text:a></text:p>
      <text:p text:style-name="Text_20_body"/>
      <text:p text:style-name="P47"><text:soft-page-break/>TO READ:</text:p>
      <text:p text:style-name="P47">Domain Driven Design (DDD) | Bounded Context (BC) | Polyglot Persistence (PP)| Command and Query Responsibility Segregation (CQRS) | Command Query Separation (CQS) | Event-Sourcing (ES) | CAP Theorem | Eventual Consistency | Twelve-Factor App | SOLID Principles |</text:p>
      <text:p text:style-name="Text_20_body"/>
      <text:p text:style-name="P47">Just some things to focus on.</text:p>
      <text:list xml:id="list1147941230" text:style-name="L26">
        <text:list-item>
          <text:p text:style-name="P48">Load balancer</text:p>
        </text:list-item>
        <text:list-item>
          <text:p text:style-name="P36">API gateway</text:p>
        </text:list-item>
        <text:list-item>
          <text:p text:style-name="P36">Microservices - Scale Cube Concept, MVC - READ</text:p>
        </text:list-item>
        <text:list-item>
          <text:p text:style-name="P36">Database Sharding</text:p>
        </text:list-item>
        <text:list-item>
          <text:p text:style-name="P36">SQL vs NoSQL - Cassandra, Postgres, Hadoop, Data lake, other algorithms related to data lake, CAP Theorem</text:p>
        </text:list-item>
      </text:list>
      <text:p text:style-name="Text_20_body"/>
      <text:p text:style-name="P50">Leadership Principles - LPs - ( 1 Week )</text:p>
      <text:p text:style-name="P53">TO BE UPDATED</text:p>
      <text:p text:style-name="Text_20_body"/>
      <text:p text:style-name="P50">Resume and Miscellaneous</text:p>
      <text:p text:style-name="P52">#ADD WHATEVER YOU HAVE PUT IN RESUME</text:p>
      <text:p text:style-name="Text_20_body"/>
      <text:list xml:id="list2948372820" text:style-name="L27">
        <text:list-item>
          <text:p text:style-name="P37">Algos you have mentioned</text:p>
        </text:list-item>
        <text:list-item>
          <text:p text:style-name="P37">Project work and related references to read</text:p>
        </text:list-item>
        <text:list-item>
          <text:p text:style-name="P37">Achievements and information about it</text:p>
        </text:list-item>
      </text:list>
      <text:p text:style-name="Text_20_body"/>
      <text:p text:style-name="P49">REFERENCES</text:p>
      <text:p text:style-name="P49">Introduction to Algorithms - Cormen</text:p>
      <text:p text:style-name="P49">Leetcode</text:p>
      <text:p text:style-name="Text_20_body"/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02:07:30.298637281</meta:creation-date>
    <dc:date>2020-07-15T02:08:01.747479634</dc:date>
    <meta:editing-duration>PT32S</meta:editing-duration>
    <meta:editing-cycles>1</meta:editing-cycles>
    <meta:document-statistic meta:table-count="0" meta:image-count="0" meta:object-count="0" meta:page-count="8" meta:paragraph-count="251" meta:word-count="1431" meta:character-count="7979" meta:non-whitespace-character-count="7015"/>
    <meta:generator>LibreOffice/6.4.3.2$Linux_X86_64 LibreOffice_project/40$Build-2</meta:generator>
  </office:meta>
</office:document-meta>
</file>